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C00000363BF6A12811B33D8E8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Content Placeholder 1" draw:style-name="gr1" draw:text-style-name="P1" draw:layer="layout" svg:width="12.135cm" svg:height="13.202cm" svg:x="0.503cm" svg:y="0.499cm">
          <draw:image xlink:href="Pictures/100000010000031C00000363BF6A12811B33D8E8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13.14cm" fo:page-height="14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8-30T10:52:55.983822230</dc:date>
    <meta:editing-duration>PT5M58S</meta:editing-duration>
    <meta:editing-cycles>4</meta:editing-cycles>
    <meta:generator>LibreOffice/7.3.5.2$Linux_X86_64 LibreOffice_project/30$Build-2</meta:generator>
    <meta:document-statistic meta:object-count="1"/>
  </office:meta>
</office:document-meta>
</file>